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1e3" officeooo:paragraph-rsid="0003e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fds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1:15:50.768305866</meta:creation-date>
    <dc:date>2021-06-29T11:16:06.81426918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